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5636" officeooo:paragraph-rsid="00045636"/>
    </style:style>
    <style:style style:name="P2" style:family="paragraph" style:parent-style-name="Standard">
      <style:text-properties officeooo:rsid="00064082" officeooo:paragraph-rsid="00064082"/>
    </style:style>
    <style:style style:name="P3" style:family="paragraph" style:parent-style-name="Standard">
      <style:text-properties officeooo:rsid="00067e04" officeooo:paragraph-rsid="00067e04"/>
    </style:style>
    <style:style style:name="P4" style:family="paragraph" style:parent-style-name="Standard">
      <style:text-properties officeooo:paragraph-rsid="00067e04"/>
    </style:style>
    <style:style style:name="P5" style:family="paragraph" style:parent-style-name="Standard">
      <style:text-properties officeooo:rsid="00083c8a" officeooo:paragraph-rsid="00083c8a"/>
    </style:style>
    <style:style style:name="T1" style:family="text">
      <style:text-properties officeooo:rsid="00067e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есты</text:p>
      <text:p text:style-name="P1">1. Установить приложение</text:p>
      <text:p text:style-name="P1">2. Зарегистрироваться в личном кабинете ( с компа и с телефона отдельно)</text:p>
      <text:p text:style-name="P3">3. Видимость/невидимость пароля;</text:p>
      <text:p text:style-name="P3">4. Знак вопроса;</text:p>
      <text:p text:style-name="P1">3. Проверка восстановления пароля;</text:p>
      <text:p text:style-name="P1">4. Создание шкафчика;</text:p>
      <text:p text:style-name="P2">5. Проверка функционала, если не подключен доп. Модуль, но при этом его пытаются добавить и использовать</text:p>
      <text:p text:style-name="P2">6. Проверка расписания</text:p>
      <text:p text:style-name="P2">7. перетаскивание элементов</text:p>
      <text:p text:style-name="P4"><text:span text:style-name="T1">8. добавление/удаление/редактировать топиков</text:span></text:p>
      <text:p text:style-name="P3">9. проверка инвертирования уведомления;</text:p>
      <text:p text:style-name="P3">10. проверка пушей;</text:p>
      <text:p text:style-name="P3">11. выход из аккуанта</text:p>
      <text:p text:style-name="P5">12. проверка несуществующим/уже использованным серийником</text:p>
      <text:p text:style-name="P5">13. проверка сценариев работы на виртуальном епро24;</text:p>
      <text:p text:style-name="P5">14. проверка <text:s/>величин на виртуальном епро;</text:p>
      <text:p text:style-name="P5">15. пуш-ув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2T14:16:13.387353085</meta:creation-date>
    <meta:generator>LibreOffice/6.4.7.2$Linux_X86_64 LibreOffice_project/40$Build-2</meta:generator>
    <dc:date>2021-08-02T15:01:59.918541518</dc:date>
    <meta:editing-duration>PT13M17S</meta:editing-duration>
    <meta:editing-cycles>2</meta:editing-cycles>
    <meta:document-statistic meta:table-count="0" meta:image-count="0" meta:object-count="0" meta:page-count="1" meta:paragraph-count="18" meta:word-count="85" meta:character-count="641" meta:non-whitespace-character-count="573"/>
  </office:meta>
</office:document-meta>
</file>